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rsid="0084e975" officeooo:paragraph-rsid="0084e975"/>
    </style:style>
    <style:style style:name="P2" style:family="paragraph" style:parent-style-name="_5f_heading_5f_2">
      <style:text-properties officeooo:rsid="007f6772"/>
    </style:style>
    <style:style style:name="T1" style:family="text">
      <style:text-properties fo:language="en" fo:country="US" officeooo:rsid="008605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de.bcrypt.js</text:p>
      <text:p text:style-name="_5f_code">npm install bcrypt --<text:span text:style-name="T1">save</text:span></text:p>
      <text:p text:style-name="_5f_text"/>
      <text:p text:style-name="_5f_code">const bcrypt = require ( ' bcrypt ' ) ; <text:s text:c="2"/></text:p>
      <text:p text:style-name="_5f_code">const saltRounds = 10 ; <text:s text:c="2"/></text:p>
      <text:p text:style-name="_5f_code">const myPlaintextPassword = ' s0 / \ / \ P 4 $$ w0rD ' ; <text:s text:c="2"/></text:p>
      <text:p text:style-name="_5f_code">const someOtherPlaintextPassword = ' not_bacon ' ; <text:s text:c="2"/></text:p>
      <text:p text:style-name="_5f_text"/>
      <text:p text:style-name="_5f_text">Метод 1 (генерировать соль и хеш для отдельных вызовов функций):</text:p>
      <text:p text:style-name="_5f_code">bcrypt.genSalt(saltRounds, function(err, salt) {</text:p>
      <text:p text:style-name="_5f_code"><text:s text:c="4"/>bcrypt.hash(myPlaintextPassword, salt, function(err, hash) {</text:p>
      <text:p text:style-name="_5f_code"><text:s text:c="8"/>// Store hash in your password DB.</text:p>
      <text:p text:style-name="_5f_code"><text:s text:c="4"/>});</text:p>
      <text:p text:style-name="_5f_code">});</text:p>
      <text:p text:style-name="_5f_text"/>
      <text:p text:style-name="_5f_text">Метод 2 (автогенерация соли и хеша):</text:p>
      <text:p text:style-name="_5f_code">bcrypt.hash(myPlaintextPassword, saltRounds, function(err, hash) {</text:p>
      <text:p text:style-name="_5f_code"><text:s text:c="4"/>// Store hash in your password DB.</text:p>
      <text:p text:style-name="_5f_code">});</text:p>
      <text:p text:style-name="_5f_text">Обратите внимание, что оба метода достигают одного и того же конечного результата.</text:p>
      <text:p text:style-name="_5f_text"/>
      <text:p text:style-name="_5f_text">Чтобы проверить пароль:</text:p>
      <text:p text:style-name="_5f_code">// Load hash from your password DB.</text:p>
      <text:p text:style-name="_5f_code">bcrypt.compare(myPlaintextPassword, hash, function(err, result) {</text:p>
      <text:p text:style-name="_5f_code"><text:s text:c="4"/>// result == true</text:p>
      <text:p text:style-name="_5f_code">});</text:p>
      <text:p text:style-name="_5f_code">bcrypt.compare(someOtherPlaintextPassword, hash, function(err, result) {</text:p>
      <text:p text:style-name="_5f_code"><text:s text:c="4"/>// result == false</text:p>
      <text:p text:style-name="_5f_code">});</text:p>
      <text:p text:style-name="_5f_text"/>
      <text:p text:style-name="P1">Через промисы:</text:p>
      <text:p text:style-name="_5f_code">bcrypt.hash(myPlaintextPassword, saltRounds).then(function(hash) {</text:p>
      <text:p text:style-name="_5f_code"><text:s text:c="4"/>// Store hash in your password DB.</text:p>
      <text:p text:style-name="_5f_code">});</text:p>
      <text:p text:style-name="P1"/>
      <text:p text:style-name="_5f_code">// Load hash from your password DB.</text:p>
      <text:p text:style-name="_5f_code">bcrypt.compare(myPlaintextPassword, hash).then(function(result) {</text:p>
      <text:p text:style-name="_5f_code"><text:s text:c="4"/>// result == true</text:p>
      <text:p text:style-name="_5f_code">});</text:p>
      <text:p text:style-name="_5f_code">bcrypt.compare(someOtherPlaintextPassword, hash).then(function(result) {</text:p>
      <text:p text:style-name="_5f_code"><text:s text:c="4"/>// result == false</text:p>
      <text:p text:style-name="_5f_code">});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56</meta:editing-cycles>
    <meta:print-date>1970-01-01T03:00:00</meta:print-date>
    <meta:creation-date>2019-07-03T13:26:00</meta:creation-date>
    <dc:date>2020-10-28T01:44:06.355000000</dc:date>
    <meta:editing-duration>P7DT3H32M5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36" meta:word-count="168" meta:character-count="1258" meta:non-whitespace-character-count="107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